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Классы" style:family="table">
      <style:table-properties style:width="6.925in" table:align="margins"/>
    </style:style>
    <style:style style:name="Классы.A" style:family="table-column">
      <style:table-column-properties style:column-width="3.4625in" style:rel-column-width="32767*"/>
    </style:style>
    <style:style style:name="Классы.B" style:family="table-column">
      <style:table-column-properties style:column-width="3.4625in" style:rel-column-width="32768*"/>
    </style:style>
    <style:style style:name="Классы.A1" style:family="table-cell">
      <style:table-cell-properties fo:padding="0.0382in" fo:border-left="0.05pt solid #000000" fo:border-right="none" fo:border-top="0.05pt solid #000000" fo:border-bottom="0.05pt solid #000000"/>
    </style:style>
    <style:style style:name="Классы.B1" style:family="table-cell">
      <style:table-cell-properties fo:padding="0.0382in" fo:border="0.05pt solid #000000"/>
    </style:style>
    <style:style style:name="Классы.A2" style:family="table-cell">
      <style:table-cell-properties fo:padding="0.0382in" fo:border-left="0.05pt solid #000000" fo:border-right="0.05pt solid #000000" fo:border-top="none" fo:border-bottom="0.05pt solid #000000"/>
    </style:style>
    <style:style style:name="Классы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Heading">
      <style:text-properties officeooo:rsid="0009db26" officeooo:paragraph-rsid="0009db26"/>
    </style:style>
    <style:style style:name="P2" style:family="paragraph" style:parent-style-name="Table_20_Heading">
      <style:text-properties officeooo:rsid="001381a5" officeooo:paragraph-rsid="001381a5"/>
    </style:style>
    <style:style style:name="P3" style:family="paragraph" style:parent-style-name="Table_20_Contents">
      <style:text-properties officeooo:rsid="0009db26" officeooo:paragraph-rsid="0009db26"/>
    </style:style>
    <style:style style:name="P4" style:family="paragraph" style:parent-style-name="Table_20_Contents">
      <style:text-properties officeooo:rsid="000a83aa" officeooo:paragraph-rsid="000a83aa"/>
    </style:style>
    <style:style style:name="P5" style:family="paragraph" style:parent-style-name="Table_20_Contents">
      <style:text-properties officeooo:rsid="000e0ad5" officeooo:paragraph-rsid="000e0ad5"/>
    </style:style>
    <style:style style:name="P6" style:family="paragraph" style:parent-style-name="Table_20_Contents">
      <style:text-properties officeooo:rsid="000e55d6" officeooo:paragraph-rsid="000e55d6"/>
    </style:style>
    <style:style style:name="P7" style:family="paragraph" style:parent-style-name="Table_20_Contents">
      <style:text-properties officeooo:rsid="001041f9" officeooo:paragraph-rsid="001041f9"/>
    </style:style>
    <style:style style:name="P8" style:family="paragraph" style:parent-style-name="Table_20_Contents">
      <style:text-properties officeooo:rsid="00119eee" officeooo:paragraph-rsid="00119eee"/>
    </style:style>
    <style:style style:name="P9" style:family="paragraph" style:parent-style-name="Table_20_Contents">
      <style:text-properties officeooo:rsid="001381a5" officeooo:paragraph-rsid="001381a5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381a5" officeooo:paragraph-rsid="001381a5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73262" officeooo:paragraph-rsid="00173262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ad177" officeooo:paragraph-rsid="001ad177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afe64" officeooo:paragraph-rsid="001afe6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24e117" officeooo:paragraph-rsid="0024e117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4d31b" officeooo:paragraph-rsid="0034d31b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6501c" officeooo:paragraph-rsid="0036501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99ead" officeooo:paragraph-rsid="00399ea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439e0e" officeooo:paragraph-rsid="00439e0e" style:font-weight-asian="bold" style:font-weight-complex="bold"/>
    </style:style>
    <style:style style:name="P19" style:family="paragraph" style:parent-style-name="Table_20_Contents">
      <style:text-properties officeooo:rsid="0014fdb4" officeooo:paragraph-rsid="0014fdb4"/>
    </style:style>
    <style:style style:name="P20" style:family="paragraph" style:parent-style-name="Table_20_Contents">
      <style:text-properties officeooo:rsid="0016f0b0" officeooo:paragraph-rsid="0016f0b0"/>
    </style:style>
    <style:style style:name="P21" style:family="paragraph" style:parent-style-name="Table_20_Contents">
      <style:text-properties officeooo:rsid="00173262" officeooo:paragraph-rsid="00173262"/>
    </style:style>
    <style:style style:name="P22" style:family="paragraph" style:parent-style-name="Table_20_Contents">
      <style:text-properties officeooo:rsid="001934ca" officeooo:paragraph-rsid="001934ca"/>
    </style:style>
    <style:style style:name="P23" style:family="paragraph" style:parent-style-name="Table_20_Contents">
      <style:paragraph-properties fo:text-align="start" style:justify-single-word="false"/>
      <style:text-properties fo:font-weight="normal" officeooo:rsid="001ad177" officeooo:paragraph-rsid="001ad177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weight="normal" officeooo:rsid="001ad4af" officeooo:paragraph-rsid="001ad4af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weight="normal" officeooo:rsid="001afe64" officeooo:paragraph-rsid="001afe64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weight="normal" officeooo:rsid="001bde7a" officeooo:paragraph-rsid="001bde7a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weight="normal" officeooo:rsid="001c1eb9" officeooo:paragraph-rsid="001c1eb9" style:font-weight-asian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weight="normal" officeooo:rsid="001c58cc" officeooo:paragraph-rsid="001c58cc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weight="normal" officeooo:rsid="001e1ea4" officeooo:paragraph-rsid="001e1ea4" style:font-weight-asian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weight="normal" officeooo:rsid="001fd8c5" officeooo:paragraph-rsid="001fd8c5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weight="normal" officeooo:rsid="002118c6" officeooo:paragraph-rsid="002118c6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weight="normal" officeooo:rsid="0022d15d" officeooo:paragraph-rsid="0022d15d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weight="normal" officeooo:rsid="0025c468" officeooo:paragraph-rsid="0025c468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weight="normal" officeooo:rsid="0025caf6" officeooo:paragraph-rsid="0025caf6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weight="normal" officeooo:rsid="00274457" officeooo:paragraph-rsid="00274457" style:font-weight-asian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weight="normal" officeooo:rsid="0028a175" officeooo:paragraph-rsid="0028a175" style:font-weight-asian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weight="normal" officeooo:rsid="002a8aa6" officeooo:paragraph-rsid="002a8aa6" style:font-weight-asian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weight="normal" officeooo:rsid="002d9308" officeooo:paragraph-rsid="002d9308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weight="normal" officeooo:rsid="002e2f73" officeooo:paragraph-rsid="002e2f73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weight="normal" officeooo:rsid="002f56b7" officeooo:paragraph-rsid="002f56b7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weight="normal" officeooo:rsid="0030e5d5" officeooo:paragraph-rsid="0030e5d5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weight="normal" officeooo:rsid="0032af0c" officeooo:paragraph-rsid="0032af0c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33c278" officeooo:paragraph-rsid="0033c278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rsid="0034d31b" officeooo:paragraph-rsid="0034d31b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font-weight="normal" officeooo:rsid="0034d31b" officeooo:paragraph-rsid="0036501c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34d31b" officeooo:paragraph-rsid="003e26b7" style:font-weight-asian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weight="normal" officeooo:rsid="0036501c" officeooo:paragraph-rsid="0036501c" style:font-weight-asian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weight="normal" officeooo:rsid="0036501c" officeooo:paragraph-rsid="003f2c7d" style:font-weight-asian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weight="normal" officeooo:rsid="00399ead" officeooo:paragraph-rsid="00399ead" style:font-weight-asian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weight="normal" officeooo:rsid="003ada04" officeooo:paragraph-rsid="003ada04" style:font-weight-asian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weight="normal" officeooo:rsid="003b00b6" officeooo:paragraph-rsid="003b00b6" style:font-weight-asian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font-weight="normal" officeooo:rsid="003bccf0" officeooo:paragraph-rsid="003bccf0" style:font-weight-asian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font-weight="normal" officeooo:rsid="003cc80e" officeooo:paragraph-rsid="003cc80e" style:font-weight-asian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font-weight="normal" officeooo:rsid="003e26b7" officeooo:paragraph-rsid="003e26b7" style:font-weight-asian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font-weight="normal" officeooo:rsid="003f2c7d" officeooo:paragraph-rsid="003f2c7d" style:font-weight-asian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font-weight="normal" officeooo:rsid="0041dfb2" officeooo:paragraph-rsid="0041dfb2" style:font-weight-asian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font-weight="normal" officeooo:rsid="0044bfee" officeooo:paragraph-rsid="0044bfee" style:font-weight-asian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font-weight="normal" officeooo:rsid="0047c421" officeooo:paragraph-rsid="0047c421" style:font-weight-asian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weight="normal" officeooo:rsid="00486e68" officeooo:paragraph-rsid="00486e68" style:font-weight-asian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font-weight="normal" officeooo:rsid="004ac552" officeooo:paragraph-rsid="004ac552" style:font-weight-asian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font-weight="normal" officeooo:rsid="004c558d" officeooo:paragraph-rsid="004c558d" style:font-weight-asian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fo:font-weight="normal" officeooo:rsid="004d8a72" officeooo:paragraph-rsid="004d8a72" style:font-weight-asian="normal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fo:font-weight="normal" officeooo:rsid="004e208b" officeooo:paragraph-rsid="004e208b" style:font-weight-asian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font-weight="normal" officeooo:rsid="00500b5c" officeooo:paragraph-rsid="00500b5c" style:font-weight-asian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font-weight="normal" officeooo:rsid="005051bb" officeooo:paragraph-rsid="005051bb" style:font-weight-asian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fo:font-weight="normal" officeooo:rsid="0051d64a" officeooo:paragraph-rsid="0051d64a" style:font-weight-asian="normal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51d64a" officeooo:paragraph-rsid="0051d64a" style:font-weight-asian="bold" style:font-weight-complex="bold"/>
    </style:style>
    <style:style style:name="T1" style:family="text">
      <style:text-properties officeooo:rsid="000b67e6"/>
    </style:style>
    <style:style style:name="T2" style:family="text">
      <style:text-properties officeooo:rsid="000e0ad5"/>
    </style:style>
    <style:style style:name="T3" style:family="text">
      <style:text-properties officeooo:rsid="001041f9"/>
    </style:style>
    <style:style style:name="T4" style:family="text">
      <style:text-properties officeooo:rsid="00124f27"/>
    </style:style>
    <style:style style:name="T5" style:family="text">
      <style:text-properties officeooo:rsid="001934ca"/>
    </style:style>
    <style:style style:name="T6" style:family="text">
      <style:text-properties officeooo:rsid="001bde7a"/>
    </style:style>
    <style:style style:name="T7" style:family="text">
      <style:text-properties officeooo:rsid="0023d02c"/>
    </style:style>
    <style:style style:name="T8" style:family="text">
      <style:text-properties officeooo:rsid="002c7834"/>
    </style:style>
    <style:style style:name="T9" style:family="text">
      <style:text-properties officeooo:rsid="0036501c"/>
    </style:style>
    <style:style style:name="T10" style:family="text">
      <style:text-properties officeooo:rsid="003f2c7d"/>
    </style:style>
    <style:style style:name="T11" style:family="text">
      <style:text-properties officeooo:rsid="004663ff"/>
    </style:style>
    <style:style style:name="T12" style:family="text">
      <style:text-properties officeooo:rsid="00486e68"/>
    </style:style>
    <style:style style:name="T13" style:family="text">
      <style:text-properties officeooo:rsid="004fa7ed"/>
    </style:style>
    <style:style style:name="T14" style:family="text">
      <style:text-properties officeooo:rsid="005348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Классы" table:style-name="Классы">
        <table:table-column table:style-name="Классы.A"/>
        <table:table-column table:style-name="Классы.B"/>
        <table:table-row>
          <table:table-cell table:style-name="Классы.A1" office:value-type="string">
            <text:p text:style-name="P1">Класс</text:p>
          </table:table-cell>
          <table:table-cell table:style-name="Классы.B1" office:value-type="string">
            <text:p text:style-name="P1">Описание</text:p>
          </table:table-cell>
        </table:table-row>
        <table:table-row>
          <table:table-cell table:style-name="Классы.A2" table:number-columns-spanned="2" office:value-type="string">
            <text:p text:style-name="P2">Папка application</text:p>
          </table:table-cell>
          <table:covered-table-cell/>
        </table:table-row>
        <table:table-row>
          <table:table-cell table:style-name="Классы.A3" office:value-type="string">
            <text:p text:style-name="P3">ZLApplication (ZLApplication.h)</text:p>
          </table:table-cell>
          <table:table-cell table:style-name="Классы.A2" office:value-type="string">
            <text:p text:style-name="P3">Класс-модель для приложения. Позволяет захватывать нажатие клавиш либо движение стилуса, совершать действия (напр., поворот экрана), выводить результат на экран. Использует шаблон Singleton.</text:p>
          </table:table-cell>
        </table:table-row>
        <table:table-row>
          <table:table-cell table:style-name="Классы.A3" office:value-type="string">
            <text:p text:style-name="P4">ZLApplication::Action (ZLApplication.h)</text:p>
          </table:table-cell>
          <table:table-cell table:style-name="Классы.A2" office:value-type="string">
            <text:p text:style-name="P4">Класс, описывающий действие с приложением. Имеет два <text:span text:style-name="T2">конкретных</text:span> под-<text:span text:style-name="T1">класса – RotationAction и FullscreenAction.</text:span></text:p>
          </table:table-cell>
        </table:table-row>
        <table:table-row>
          <table:table-cell table:style-name="Классы.A3" office:value-type="string">
            <text:p text:style-name="P4">ZLApplicationWindow (ZLApplicationWindow.h)</text:p>
          </table:table-cell>
          <table:table-cell table:style-name="Классы.A2" office:value-type="string">
            <text:p text:style-name="P5">Абстрактный класс-представление для приложения. Также имеет функции для работы с панелями инструментов. Использует шаблон Singleton.</text:p>
          </table:table-cell>
        </table:table-row>
        <table:table-row>
          <table:table-cell table:style-name="Классы.A3" office:value-type="string">
            <text:p text:style-name="P5">ZLKeyBindings (ZLKeyBindings.h)</text:p>
          </table:table-cell>
          <table:table-cell table:style-name="Классы.A2" office:value-type="string">
            <text:p text:style-name="P5">Класс для работы с сочетаниями клавиш. Позволяет сохранять свои сочетания, загружать пользовательские и по умолчанию.</text:p>
          </table:table-cell>
        </table:table-row>
        <table:table-row>
          <table:table-cell table:style-name="Классы.A3" office:value-type="string">
            <text:p text:style-name="P6">ZLMenu (ZLMenu.h)</text:p>
          </table:table-cell>
          <table:table-cell table:style-name="Классы.A2" office:value-type="string">
            <text:p text:style-name="P6"><text:span text:style-name="T3">Родительский к</text:span>ласс для работы с меню. Меню состоит из набора Item, которые могут быть конечными меню (ITEM), под-меню (SUBMENU) или разделителями (SEPARATOR). <text:span text:style-name="T3">Каждый Item знает свой тип. </text:span>Позволяет добавлять элементы меню в себя.</text:p>
          </table:table-cell>
        </table:table-row>
        <table:table-row>
          <table:table-cell table:style-name="Классы.A3" office:value-type="string">
            <text:p text:style-name="P6">ZLMenubar (ZLMenu.h)</text:p>
          </table:table-cell>
          <table:table-cell table:style-name="Классы.A2" office:value-type="string">
            <text:p text:style-name="P7">Класс для работы с панелью меню, наследуется от ZLMenu. Имеет свои реализации для каждого типа Item.</text:p>
          </table:table-cell>
        </table:table-row>
        <table:table-row>
          <table:table-cell table:style-name="Классы.A3" office:value-type="string">
            <text:p text:style-name="P7">ZLMenuVisitor (ZLMenu.h)</text:p>
          </table:table-cell>
          <table:table-cell table:style-name="Классы.A2" office:value-type="string">
            <text:p text:style-name="P7">Класс для обхода меню. Реализует шаблон Visitor.</text:p>
          </table:table-cell>
        </table:table-row>
        <table:table-row>
          <table:table-cell table:style-name="Классы.A3" office:value-type="string">
            <text:p text:style-name="P8">ZLPopupData (ZLPopupData.h)</text:p>
          </table:table-cell>
          <table:table-cell table:style-name="Классы.A2" office:value-type="string">
            <text:p text:style-name="P8">Абстрактный класс для работы с всплывающими данными.</text:p>
          </table:table-cell>
        </table:table-row>
        <table:table-row>
          <table:table-cell table:style-name="Классы.A3" office:value-type="string">
            <text:p text:style-name="P8">ZLToolbar (ZLToolBar.h)</text:p>
          </table:table-cell>
          <table:table-cell table:style-name="Классы.A2" office:value-type="string">
            <text:p text:style-name="P8">Класс для работы с панелью инструментов. Панель состоит из представителей внутреннего класса Item, которые могут быть кнопками, группами кнопок, текстовыми полями или разделителями. <text:span text:style-name="T4">Для каждого типа реализован внутренний под-класс класса Item.</text:span></text:p>
          </table:table-cell>
        </table:table-row>
        <table:table-row>
          <table:table-cell table:style-name="Классы.A2" table:number-columns-spanned="2" office:value-type="string">
            <text:p text:style-name="P10">Папка blockTreeView</text:p>
          </table:table-cell>
          <table:covered-table-cell/>
        </table:table-row>
        <table:table-row>
          <table:table-cell table:style-name="Классы.A3" office:value-type="string">
            <text:p text:style-name="P9">ZLBlockTreeNode (ZLBlockTreeNode.h)</text:p>
          </table:table-cell>
          <table:table-cell table:style-name="Классы.A2" office:value-type="string">
            <text:p text:style-name="P19">Класс для работы с элементом “блочного дерева” - структуры из прямоугольников на плоскости.</text:p>
          </table:table-cell>
        </table:table-row>
        <table:table-row>
          <table:table-cell table:style-name="Классы.A3" office:value-type="string">
            <text:p text:style-name="P19">ZLBlockTreeView (ZLBlockTreeView.h)</text:p>
          </table:table-cell>
          <table:table-cell table:style-name="Классы.A2" office:value-type="string">
            <text:p text:style-name="P20">Класс-представление для блочного дерева. Позволяет обходить дерево, находить нужный элемент, а так же реагировать на нажатие <text:soft-page-break/>стилуса и на действие скроллбара</text:p>
          </table:table-cell>
        </table:table-row>
        <table:table-row>
          <table:table-cell table:style-name="Классы.A2" table:number-columns-spanned="2" office:value-type="string">
            <text:p text:style-name="P11">Папка constants</text:p>
          </table:table-cell>
          <table:covered-table-cell/>
        </table:table-row>
        <table:table-row>
          <table:table-cell table:style-name="Классы.A3" office:value-type="string">
            <text:p text:style-name="P21">ZLMimeType (ZLMimeType.h)</text:p>
          </table:table-cell>
          <table:table-cell table:style-name="Классы.A2" office:value-type="string">
            <text:p text:style-name="P21">Представляет собой набор строковых констант, определяющих тип контента в заголовке MIME.</text:p>
          </table:table-cell>
        </table:table-row>
        <table:table-row>
          <table:table-cell table:style-name="Классы.A3" office:value-type="string">
            <text:p text:style-name="P21">ZLXMLNamespace (ZLXMLNamespace.h)</text:p>
          </table:table-cell>
          <table:table-cell table:style-name="Классы.A2" office:value-type="string">
            <text:p text:style-name="P21">Представляет собой набор строковых констант, <text:s/>определяющих XML тэги в некоторых программах (?)</text:p>
          </table:table-cell>
        </table:table-row>
        <table:table-row>
          <table:table-cell table:style-name="Классы.A2" table:number-columns-spanned="2" office:value-type="string">
            <text:p text:style-name="P11">Папка desktop/application</text:p>
          </table:table-cell>
          <table:covered-table-cell/>
        </table:table-row>
        <table:table-row>
          <table:table-cell table:style-name="Классы.A3" office:value-type="string">
            <text:p text:style-name="P21">ZLDesktopApplication<text:span text:style-name="T5">Window</text:span> (<text:span text:style-name="T5">ZLDesktopApplicationWindow.h)</text:span></text:p>
          </table:table-cell>
          <table:table-cell table:style-name="Классы.A2" office:value-type="string">
            <text:p text:style-name="P22">Подкласс ZLApplicationWindow, который содержит значения опций для десктопного приложения </text:p>
          </table:table-cell>
        </table:table-row>
        <table:table-row>
          <table:table-cell table:style-name="Классы.A2" table:number-columns-spanned="2" office:value-type="string">
            <text:p text:style-name="P12">Папка desktop/dialogs</text:p>
          </table:table-cell>
          <table:covered-table-cell/>
        </table:table-row>
        <table:table-row>
          <table:table-cell table:style-name="Классы.A3" office:value-type="string">
            <text:p text:style-name="P23">ZLDesktopOpenFileDialog (ZLDesktopOpenFileDialog.h)</text:p>
          </table:table-cell>
          <table:table-cell table:style-name="Классы.A2" office:value-type="string">
            <text:p text:style-name="P23">Подкласс ZLOpenFileDialog, который используется при открытии файла в десктопном приложении</text:p>
          </table:table-cell>
        </table:table-row>
        <table:table-row>
          <table:table-cell table:style-name="Классы.A3" office:value-type="string">
            <text:p text:style-name="P24">ZLDesktopOptionsDialog.h (ZLDesktopOptionsDialog.h)</text:p>
          </table:table-cell>
          <table:table-cell table:style-name="Классы.A2" office:value-type="string">
            <text:p text:style-name="P24">Подкласс ZLOptionsDialog, который используется для установки опций в десктопном приложении</text:p>
          </table:table-cell>
        </table:table-row>
        <table:table-row>
          <table:table-cell table:style-name="Классы.A2" table:number-columns-spanned="2" office:value-type="string">
            <text:p text:style-name="P13">Папка dialogs</text:p>
          </table:table-cell>
          <table:covered-table-cell/>
        </table:table-row>
        <table:table-row>
          <table:table-cell table:style-name="Классы.A3" office:value-type="string">
            <text:p text:style-name="P25">ZLDialog (ZLDialog.h)</text:p>
          </table:table-cell>
          <table:table-cell table:style-name="Классы.A2" office:value-type="string">
            <text:p text:style-name="P25">Класс-<text:span text:style-name="T6">контроллер для диалога</text:span>, позволяющий принимать ответ от пользователя.</text:p>
          </table:table-cell>
        </table:table-row>
        <table:table-row>
          <table:table-cell table:style-name="Классы.A3" office:value-type="string">
            <text:p text:style-name="P26">ZLDialogContent (ZLDialogContent.h)</text:p>
          </table:table-cell>
          <table:table-cell table:style-name="Классы.A2" office:value-type="string">
            <text:p text:style-name="P26">Класс-модель для диалога, содержащий информацию о самом диалоге </text:p>
          </table:table-cell>
        </table:table-row>
        <table:table-row>
          <table:table-cell table:style-name="Классы.A3" office:value-type="string">
            <text:p text:style-name="P26">ZLDialogContentBuilder (ZLDialogContentBuilder.h)</text:p>
          </table:table-cell>
          <table:table-cell table:style-name="Классы.A2" office:value-type="string">
            <text:p text:style-name="P26">Абстрактный класс, позволяющий формировать информацию о диалоге в зависимости от платформы приложения</text:p>
          </table:table-cell>
        </table:table-row>
        <table:table-row>
          <table:table-cell table:style-name="Классы.A3" office:value-type="string">
            <text:p text:style-name="P27">ZLDialogManager (ZLDialogManager.h)</text:p>
          </table:table-cell>
          <table:table-cell table:style-name="Классы.A2" office:value-type="string">
            <text:p text:style-name="P27">Класс, отвечающий за создание диалогов</text:p>
          </table:table-cell>
        </table:table-row>
        <table:table-row>
          <table:table-cell table:style-name="Классы.A3" office:value-type="string">
            <text:p text:style-name="P28">ZLOpenFileDialog (ZLOpenFileDialog.h)</text:p>
          </table:table-cell>
          <table:table-cell table:style-name="Классы.A2" office:value-type="string">
            <text:p text:style-name="P28">Абстрактный класс, отвечающий за открытие файло в зависимости от платформы приложения</text:p>
          </table:table-cell>
        </table:table-row>
        <table:table-row>
          <table:table-cell table:style-name="Классы.A3" office:value-type="string">
            <text:p text:style-name="P29">ZLOptionEntry (ZLOptionEntry.h)</text:p>
          </table:table-cell>
          <table:table-cell table:style-name="Классы.A2" office:value-type="string">
            <text:p text:style-name="P29">Абстрактный класс, позволяющий работать с опциями разных типов. Для каждого типа опции реализован отдельный под-класс этого класса.</text:p>
          </table:table-cell>
        </table:table-row>
        <table:table-row>
          <table:table-cell table:style-name="Классы.A3" office:value-type="string">
            <text:p text:style-name="P29">ZLChoiceOptionEntry, ZLTextOptionEntry, ZLStringOptionEntry, ZLPasswordOptionEntry, ZLMultilineOptionEntry, ZLBooleanOptionEntry, ZLBoolean3OptionEntry, ZLSpinOptionEntry, ZLComboOptionEntry, ZLColorOptionEntry, ZLKeyOptionEntry, ZLOrderOptionEntry, ZLStaticTextOptionEntry (ZLOptionEntry.h)</text:p>
          </table:table-cell>
          <table:table-cell table:style-name="Классы.A2" office:value-type="string">
            <text:p text:style-name="P29">Подклассы ZLOptionEntry, позволяющике работать с соответствующими опциями</text:p>
          </table:table-cell>
        </table:table-row>
        <text:soft-page-break/>
        <table:table-row>
          <table:table-cell table:style-name="Классы.A3" office:value-type="string">
            <text:p text:style-name="P30">ZLOptionsDialog (ZLOptionsDialog.h)</text:p>
          </table:table-cell>
          <table:table-cell table:style-name="Классы.A2" office:value-type="string">
            <text:p text:style-name="P30">Абстрактный класс, позволяющий работать с диалогами опций в зависимости от платформы приложения</text:p>
          </table:table-cell>
        </table:table-row>
        <table:table-row>
          <table:table-cell table:style-name="Классы.A3" office:value-type="string">
            <text:p text:style-name="P31">ZLOptionsView (ZLOptionsView.h)</text:p>
          </table:table-cell>
          <table:table-cell table:style-name="Классы.A2" office:value-type="string">
            <text:p text:style-name="P31">Абстрактный класс-представление для опции</text:p>
          </table:table-cell>
        </table:table-row>
        <table:table-row>
          <table:table-cell table:style-name="Классы.A3" office:value-type="string">
            <text:p text:style-name="P32">ZLProgressDialog (ZLProgressDialog.h)</text:p>
          </table:table-cell>
          <table:table-cell table:style-name="Классы.A2" office:value-type="string">
            <text:p text:style-name="P32">Абстрактный класс, отвечающий за диалог <text:span text:style-name="T7">индикатора выполнения</text:span></text:p>
          </table:table-cell>
        </table:table-row>
        <table:table-row>
          <table:table-cell table:style-name="Классы.A2" table:number-columns-spanned="2" office:value-type="string">
            <text:p text:style-name="P14">Папка encoding</text:p>
          </table:table-cell>
          <table:covered-table-cell/>
        </table:table-row>
        <table:table-row>
          <table:table-cell table:style-name="Классы.A3" office:value-type="string">
            <text:p text:style-name="P33">DummyEncodingsConverter (DummyEncodingsConverter.h)</text:p>
          </table:table-cell>
          <table:table-cell table:style-name="Классы.A2" office:value-type="string">
            <text:p text:style-name="P34">Подкласс ZLEncodingConverter, производящий тривиальную перекодировку</text:p>
          </table:table-cell>
        </table:table-row>
        <table:table-row>
          <table:table-cell table:style-name="Классы.A3" office:value-type="string">
            <text:p text:style-name="P35">ZLEncodingCollectionReader (EncodingCollectionReader.h)</text:p>
          </table:table-cell>
          <table:table-cell table:style-name="Классы.A2" office:value-type="string">
            <text:p text:style-name="P35">Подкласс ZLXMLReader, считывающий кодировки из файла. Работает с тэгами “alias”, “code”, “encoding”, “group”</text:p>
          </table:table-cell>
        </table:table-row>
        <table:table-row>
          <table:table-cell table:style-name="Классы.A3" office:value-type="string">
            <text:p text:style-name="P36">MyEncodingConverterProvider (MyEncodingConverter.h)</text:p>
          </table:table-cell>
          <table:table-cell table:style-name="Классы.A2" office:value-type="string">
            <text:p text:style-name="P37">Подкласс ZLEncodingConverterProvider, который позволяет создавать преобразователи для нужной кодировки. <text:span text:style-name="T8">Кодировки читаются из XML файла и делятся на одно- и двухбайтовые.</text:span></text:p>
          </table:table-cell>
        </table:table-row>
        <table:table-row>
          <table:table-cell table:style-name="Классы.A3" office:value-type="string">
            <text:p text:style-name="P38">ZLEncodingConverter (ZLEncodingConverter.h)</text:p>
          </table:table-cell>
          <table:table-cell table:style-name="Классы.A2" office:value-type="string">
            <text:p text:style-name="P38">Абстрактный класс, отвечающий за конвертацию кодировки.</text:p>
          </table:table-cell>
        </table:table-row>
        <table:table-row>
          <table:table-cell table:style-name="Классы.A3" office:value-type="string">
            <text:p text:style-name="P40">ZLEncodingConverterInfo (ZLEncodingConverter.h)</text:p>
          </table:table-cell>
          <table:table-cell table:style-name="Классы.A2" office:value-type="string">
            <text:p text:style-name="P40">Класс, содержащий информацию о кодировке (имя, алиасы, возможность создать конвертер...)</text:p>
          </table:table-cell>
        </table:table-row>
        <table:table-row>
          <table:table-cell table:style-name="Классы.A3" office:value-type="string">
            <text:p text:style-name="P39">ZLEncodingSet (ZLEncodingConverter.h)</text:p>
          </table:table-cell>
          <table:table-cell table:style-name="Классы.A2" office:value-type="string">
            <text:p text:style-name="P41">Класс, содержащий информацию о наборе кодировок.</text:p>
          </table:table-cell>
        </table:table-row>
        <table:table-row>
          <table:table-cell table:style-name="Классы.A3" office:value-type="string">
            <text:p text:style-name="P42">ZLEncodingCollection (ZLEncodingConverter.h)</text:p>
          </table:table-cell>
          <table:table-cell table:style-name="Классы.A2" office:value-type="string">
            <text:p text:style-name="P42">Класс, содержащий информацию о глобальной коллекции кодировок и конвертеров. Реализует шаблон Singleton.</text:p>
          </table:table-cell>
        </table:table-row>
        <table:table-row>
          <table:table-cell table:style-name="Классы.A3" office:value-type="string">
            <text:p text:style-name="P43">ZLEncodingConverterProvider (ZLEncodingConverterProvider.h)</text:p>
          </table:table-cell>
          <table:table-cell table:style-name="Классы.A2" office:value-type="string">
            <text:p text:style-name="P43">Абстрактый класс, позволяющий создать конвертер для данной кодировки.</text:p>
          </table:table-cell>
        </table:table-row>
        <table:table-row>
          <table:table-cell table:style-name="Классы.A2" table:number-columns-spanned="2" office:value-type="string">
            <text:p text:style-name="P15">Папка filesystem/bzip2</text:p>
          </table:table-cell>
          <table:covered-table-cell/>
        </table:table-row>
        <table:table-row>
          <table:table-cell table:style-name="Классы.A3" office:value-type="string">
            <text:p text:style-name="P45">ZLBzip2InputStream <text:span text:style-name="T9">(</text:span>ZLBzip2InputStream.<text:span text:style-name="T9">h)</text:span></text:p>
          </table:table-cell>
          <table:table-cell table:style-name="Классы.A2" office:value-type="string">
            <text:p text:style-name="P44">Подкласс ZLInputStream, позволяющий читать архивированные файлы <text:span text:style-name="T9">формата bz2</text:span>.</text:p>
          </table:table-cell>
        </table:table-row>
        <table:table-row>
          <table:table-cell table:style-name="Классы.A2" table:number-columns-spanned="2" office:value-type="string">
            <text:p text:style-name="P16">Папка filesystem/tar</text:p>
          </table:table-cell>
          <table:covered-table-cell/>
        </table:table-row>
        <table:table-row>
          <table:table-cell table:style-name="Классы.A3" office:value-type="string">
            <text:p text:style-name="P47">ZLTarInputStream (ZLTar.h)</text:p>
          </table:table-cell>
          <table:table-cell table:style-name="Классы.A2" office:value-type="string">
            <text:p text:style-name="P45">Подкласс ZLInputStream, позволяющий читать архивированные файлы <text:span text:style-name="T9">формата tar</text:span>.</text:p>
          </table:table-cell>
        </table:table-row>
        <table:table-row>
          <table:table-cell table:style-name="Классы.A3" office:value-type="string">
            <text:p text:style-name="P47">ZLTarDir (ZLTar.h)</text:p>
          </table:table-cell>
          <table:table-cell table:style-name="Классы.A2" office:value-type="string">
            <text:p text:style-name="P47">Подкласс ZLDir, позволяющий обходить поддиректории в архиве tar.</text:p>
          </table:table-cell>
        </table:table-row>
        <table:table-row>
          <table:table-cell table:style-name="Классы.A2" table:number-columns-spanned="2" office:value-type="string">
            <text:p text:style-name="P17">Папка filesystem/zip</text:p>
          </table:table-cell>
          <table:covered-table-cell/>
        </table:table-row>
        <table:table-row>
          <table:table-cell table:style-name="Классы.A3" office:value-type="string">
            <text:p text:style-name="P49">ZLDecompressor (ZLDecompressor.h)</text:p>
          </table:table-cell>
          <table:table-cell table:style-name="Классы.A2" office:value-type="string">
            <text:p text:style-name="P50">Класс, отвечающий за разархивацию файлов формата zip.</text:p>
          </table:table-cell>
        </table:table-row>
        <table:table-row>
          <table:table-cell table:style-name="Классы.A3" office:value-type="string">
            <text:p text:style-name="P51">ZLZipEntryCache (ZLZip.h)</text:p>
          </table:table-cell>
          <table:table-cell table:style-name="Классы.A2" office:value-type="string">
            <text:p text:style-name="P52">Класс, хранящий информацию о записях в <text:soft-page-break/>файле формата zip.</text:p>
          </table:table-cell>
        </table:table-row>
        <table:table-row>
          <table:table-cell table:style-name="Классы.A3" office:value-type="string">
            <text:p text:style-name="P53">ZLZipInputStream (ZLZip.h)</text:p>
          </table:table-cell>
          <table:table-cell table:style-name="Классы.A2" office:value-type="string">
            <text:p text:style-name="P46">Подкласс ZLInputStream, позволяющий читать архивированные файлы <text:span text:style-name="T9">формата zip</text:span>.</text:p>
          </table:table-cell>
        </table:table-row>
        <table:table-row>
          <table:table-cell table:style-name="Классы.A3" office:value-type="string">
            <text:p text:style-name="P54">ZLGzipInputStream (ZLZip.h)</text:p>
          </table:table-cell>
          <table:table-cell table:style-name="Классы.A2" office:value-type="string">
            <text:p text:style-name="P46">Подкласс ZLInputStream, позволяющий читать архивированные файлы <text:span text:style-name="T9">формата gz</text:span>.</text:p>
          </table:table-cell>
        </table:table-row>
        <table:table-row>
          <table:table-cell table:style-name="Классы.A3" office:value-type="string">
            <text:p text:style-name="P55">ZLZipDir (ZLZip.h)</text:p>
          </table:table-cell>
          <table:table-cell table:style-name="Классы.A2" office:value-type="string">
            <text:p text:style-name="P48">Подкласс ZLDir, позволяющий обходить поддиректории в архиве <text:span text:style-name="T10">zip</text:span>.</text:p>
          </table:table-cell>
        </table:table-row>
        <table:table-row>
          <table:table-cell table:style-name="Классы.A3" office:value-type="string">
            <text:p text:style-name="P56">ZLZipHeader (ZLZipHeader.h)</text:p>
          </table:table-cell>
          <table:table-cell table:style-name="Классы.A2" office:value-type="string">
            <text:p text:style-name="P56">Класс, содержащий данные из заголовка файла <text:s/>формата zip.</text:p>
          </table:table-cell>
        </table:table-row>
        <table:table-row>
          <table:table-cell table:style-name="Классы.A2" table:number-columns-spanned="2" office:value-type="string">
            <text:p text:style-name="P18">Папка filesysytem</text:p>
          </table:table-cell>
          <table:covered-table-cell/>
        </table:table-row>
        <table:table-row>
          <table:table-cell table:style-name="Классы.A3" office:value-type="string">
            <text:p text:style-name="P57">ZLDir (ZLDir.h)</text:p>
          </table:table-cell>
          <table:table-cell table:style-name="Классы.A2" office:value-type="string">
            <text:p text:style-name="P57">Абстрактный класс, <text:span text:style-name="T11">содержащий информацию о директории в файловой системе и обходить её под-директории.</text:span></text:p>
          </table:table-cell>
        </table:table-row>
        <table:table-row>
          <table:table-cell table:style-name="Классы.A3" office:value-type="string">
            <text:p text:style-name="P58">ZLFile (ZLFile.h<text:span text:style-name="T12">)</text:span></text:p>
          </table:table-cell>
          <table:table-cell table:style-name="Классы.A2" office:value-type="string">
            <text:p text:style-name="P58">Класс, содержащий информацию и методы работы с файлами в файловой системе.</text:p>
          </table:table-cell>
        </table:table-row>
        <table:table-row>
          <table:table-cell table:style-name="Классы.A3" office:value-type="string">
            <text:p text:style-name="P59">ZLFileInfo (ZLFileInfo.h)</text:p>
          </table:table-cell>
          <table:table-cell table:style-name="Классы.A2" office:value-type="string">
            <text:p text:style-name="P59">Класс, содержащий информацию о существовании файла, его размере и о том, является ли он директорией на файловой системе.</text:p>
          </table:table-cell>
        </table:table-row>
        <table:table-row>
          <table:table-cell table:style-name="Классы.A3" office:value-type="string">
            <text:p text:style-name="P60">ZLFSDir (ZLFSDir.h)</text:p>
          </table:table-cell>
          <table:table-cell table:style-name="Классы.A2" office:value-type="string">
            <text:p text:style-name="P60">Подкласс ZLDir, переопределяющий разделитель в пути файла.</text:p>
          </table:table-cell>
        </table:table-row>
        <table:table-row>
          <table:table-cell table:style-name="Классы.A3" office:value-type="string">
            <text:p text:style-name="P61">ZLFSManager (ZLFSManager.h)</text:p>
          </table:table-cell>
          <table:table-cell table:style-name="Классы.A2" office:value-type="string">
            <text:p text:style-name="P62">Абстрактный класс, отвечающий за управление файловой системой. Реализует шаблон Singleton.</text:p>
          </table:table-cell>
        </table:table-row>
        <table:table-row>
          <table:table-cell table:style-name="Классы.A3" office:value-type="string">
            <text:p text:style-name="P63">ZLInputStream (ZLInputStream.h)</text:p>
          </table:table-cell>
          <table:table-cell table:style-name="Классы.A2" office:value-type="string">
            <text:p text:style-name="P63">Абстрактный подкласс ZLUserDataHolder, <text:span text:style-name="T13">позволяющий читать данные из файла. Реализует шаблон Decorator.</text:span></text:p>
          </table:table-cell>
        </table:table-row>
        <table:table-row>
          <table:table-cell table:style-name="Классы.A3" office:value-type="string">
            <text:p text:style-name="P64">ZLInputStreamDecorator (ZLInputStream.h)</text:p>
          </table:table-cell>
          <table:table-cell table:style-name="Классы.A2" office:value-type="string">
            <text:p text:style-name="P64">Декоратор для ZLInputStream.</text:p>
          </table:table-cell>
        </table:table-row>
        <table:table-row>
          <table:table-cell table:style-name="Классы.A3" office:value-type="string">
            <text:p text:style-name="P65">ZLOutputStream (ZLOutputStream.h)</text:p>
          </table:table-cell>
          <table:table-cell table:style-name="Классы.A2" office:value-type="string">
            <text:p text:style-name="P65">Абстрактный класс, позволяющий писать данные в файл.</text:p>
          </table:table-cell>
        </table:table-row>
        <table:table-row>
          <table:table-cell table:style-name="Классы.A2" table:number-columns-spanned="2" office:value-type="string">
            <text:p text:style-name="P67">Папка image</text:p>
          </table:table-cell>
          <table:covered-table-cell/>
        </table:table-row>
        <table:table-row>
          <table:table-cell table:style-name="Классы.A3" office:value-type="string">
            <text:p text:style-name="P66">ZLBase64EncodedImage (ZLBase64EncodedImage.h)</text:p>
          </table:table-cell>
          <table:table-cell table:style-name="Классы.A2" office:value-type="string">
            <text:p text:style-name="P66">Подкласс ZLSingleImage, <text:span text:style-name="T14">позволяющий работать с изображениями, кодированными в Base64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0:51:05.724069171</meta:creation-date>
    <meta:generator>LibreOffice/5.1.6.2$Linux_x86 LibreOffice_project/10m0$Build-2</meta:generator>
    <dc:date>2017-03-11T17:16:33.841662675</dc:date>
    <meta:editing-duration>PT3H41M3S</meta:editing-duration>
    <meta:editing-cycles>57</meta:editing-cycles>
    <meta:document-statistic meta:table-count="1" meta:image-count="0" meta:object-count="0" meta:page-count="4" meta:paragraph-count="118" meta:word-count="718" meta:character-count="6953" meta:non-whitespace-character-count="6348"/>
  </office:meta>
</office:document-meta>
</file>